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a114f" officeooo:paragraph-rsid="004a114f"/>
    </style:style>
    <style:style style:name="P2" style:family="paragraph" style:parent-style-name="Standard">
      <style:text-properties officeooo:rsid="004b8b48" officeooo:paragraph-rsid="004b8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Moje umiejętności są zbyt ogólne. Muszę podzielić swoje umiejętności na 3 niezależne profile:<text:line-break/><text:tab/>-Programista/developer</text:p>
      <text:p text:style-name="P1"><text:tab/>-AI Developer</text:p>
      <text:p text:style-name="P1"><text:tab/>-Elektronik </text:p>
      <text:p text:style-name="P1">Wszystkie te profile będą kierowane na pracę zdalną. Profil elektronika będzie sie skupiał na materiałach CAD i pracy zdalnej</text:p>
      <text:p text:style-name="P1"/>
      <text:p text:style-name="P2">-Jako experience mogę sobie powpisywać freelance, albo small projects - i tak nikt tego nie będzie sprawdzać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6T06:43:51.020425866</dc:date>
    <meta:editing-duration>PT22H11M38S</meta:editing-duration>
    <meta:editing-cycles>41</meta:editing-cycles>
    <meta:document-statistic meta:table-count="0" meta:image-count="0" meta:object-count="0" meta:page-count="1" meta:paragraph-count="5" meta:word-count="53" meta:character-count="378" meta:non-whitespace-character-count="326"/>
  </office:meta>
</office:document-meta>
</file>